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3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cccccc" fo:border="0.06pt solid #000000"/>
      <style:text-properties fo:color="#ff3333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Nov-2018" table:style-name="ta1">
        <table:table-column table:style-name="co2" table:default-cell-style-name="ce2"/>
        <table:table-column table:style-name="co3" table:default-cell-style-name="ce2"/>
        <table:table-column table:style-name="co1" table:default-cell-style-name="ce1"/>
        <table:table-column table:style-name="co1" table:number-columns-repeated="3" table:default-cell-style-name="ce5"/>
        <table:table-column table:style-name="co4" table:default-cell-style-name="ce5"/>
        <table:table-row table:style-name="ro1">
          <table:table-cell table:style-name="Default" table:number-columns-repeated="7"/>
        </table:table-row>
        <table:table-row table:style-name="ro2">
          <table:table-cell table:style-name="ce1" table:number-columns-repeated="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SUM([.A4:.A59])" office:value-type="float" office:value="17176" calcext:value-type="float">
            <text:p>17176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unch</text:p>
          </table:table-cell>
          <table:table-cell table:style-name="ce4" office:value-type="date" office:date-value="2018-11-01" calcext:value-type="date">
            <text:p>01/11/18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Hotel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 office:value-type="date" office:date-value="2018-11-02" calcext:value-type="date">
            <text:p>02/11/18</text:p>
          </table:table-cell>
          <table:table-cell table:number-columns-repeated="4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Vodafone </text:p>
            <text:p>7600.</text:p>
          </table:table-cell>
          <table:table-cell table:style-name="ce4"/>
          <table:table-cell table:number-columns-repeated="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unch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 office:value-type="date" office:date-value="2018-11-03" calcext:value-type="date">
            <text:p>03/11/18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Ola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Lunch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Travelling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15070" calcext:value-type="float">
            <text:p>15070</text:p>
          </table:table-cell>
          <table:table-cell office:value-type="string" calcext:value-type="string">
            <text:p>Flat agri.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/>
          <table:table-cell table:number-columns-repeated="4"/>
        </table:table-row>
        <table:table-row table:style-name="ro3">
          <table:table-cell table:style-name="Default" table:number-columns-repeated="2"/>
          <table:table-cell table:style-name="ce4" office:value-type="date" office:date-value="2018-11-04" calcext:value-type="date">
            <text:p>04/11/18</text:p>
          </table:table-cell>
          <table:table-cell table:number-columns-repeated="4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Lunch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Ub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string" calcext:value-type="string">
            <text:p>Bed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Wat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4"/>
        </table:table-row>
        <table:table-row table:style-name="ro3" table:number-rows-repeated="8">
          <table:table-cell table:number-columns-repeated="2"/>
          <table:table-cell table:style-name="ce4"/>
          <table:table-cell table:number-columns-repeated="4"/>
        </table:table-row>
        <table:table-row table:style-name="ro3" table:number-rows-repeated="22"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34"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</table:table>
      <table:table table:name="Dec-201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09:44:16.5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01:58.121000000</meta:creation-date>
    <dc:date>2018-11-05T09:44:42.401000000</dc:date>
    <meta:editing-duration>PT24M43S</meta:editing-duration>
    <meta:editing-cycles>7</meta:editing-cycles>
    <meta:generator>LibreOffice/5.2.1.2$Windows_x86 LibreOffice_project/31dd62db80d4e60af04904455ec9c9219178d620</meta:generator>
    <meta:document-statistic meta:table-count="2" meta:cell-count="41" meta:object-count="0"/>
  </office:meta>
</office:document-meta>
</file>